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officeooo:paragraph-rsid="00189674" style:font-size-asian="10.5pt"/>
    </style:style>
    <style:style style:name="P3" style:family="paragraph" style:parent-style-name="Standard" style:list-style-name="L3">
      <style:text-properties fo:language="en" fo:country="GB" officeooo:paragraph-rsid="00189674" style:font-size-asian="10.5pt"/>
    </style:style>
    <style:style style:name="P4" style:family="paragraph" style:parent-style-name="Standard" style:list-style-name="L4">
      <style:text-properties fo:language="en" fo:country="GB" officeooo:paragraph-rsid="00189674" style:font-size-asian="10.5pt"/>
    </style:style>
    <style:style style:name="P5" style:family="paragraph" style:parent-style-name="Standard" style:list-style-name="L5">
      <style:text-properties fo:language="en" fo:country="GB" officeooo:paragraph-rsid="00189674" style:font-size-asian="10.5pt"/>
    </style:style>
    <style:style style:name="P6" style:family="paragraph" style:parent-style-name="Standard">
      <style:text-properties fo:language="en" fo:country="GB" officeooo:paragraph-rsid="00269801" style:font-size-asian="10.5pt"/>
    </style:style>
    <style:style style:name="P7" style:family="paragraph" style:parent-style-name="Standard">
      <style:text-properties fo:language="en" fo:country="GB" officeooo:paragraph-rsid="0026af56" style:font-size-asian="10.5pt"/>
    </style:style>
    <style:style style:name="P8" style:family="paragraph" style:parent-style-name="Standard">
      <style:text-properties fo:language="en" fo:country="GB" officeooo:paragraph-rsid="00280f32" style:font-size-asian="10.5pt"/>
    </style:style>
    <style:style style:name="P9" style:family="paragraph" style:parent-style-name="Standard">
      <style:text-properties fo:language="en" fo:country="GB" officeooo:paragraph-rsid="00296c3a" style:font-size-asian="10.5pt"/>
    </style:style>
    <style:style style:name="P10" style:family="paragraph" style:parent-style-name="Standard">
      <style:text-properties fo:language="en" fo:country="GB" officeooo:paragraph-rsid="002a8112" style:font-size-asian="10.5pt"/>
    </style:style>
    <style:style style:name="P11" style:family="paragraph" style:parent-style-name="Standard">
      <style:text-properties fo:language="en" fo:country="GB" officeooo:paragraph-rsid="002af955" style:font-size-asian="10.5pt"/>
    </style:style>
    <style:style style:name="P12" style:family="paragraph" style:parent-style-name="Standard">
      <style:text-properties fo:language="en" fo:country="GB" officeooo:paragraph-rsid="002c8f71" style:font-size-asian="10.5pt"/>
    </style:style>
    <style:style style:name="P13" style:family="paragraph" style:parent-style-name="Standard">
      <style:text-properties fo:language="en" fo:country="GB" officeooo:paragraph-rsid="002e7164" style:font-size-asian="10.5pt"/>
    </style:style>
    <style:style style:name="P14" style:family="paragraph" style:parent-style-name="Standard">
      <style:text-properties fo:language="en" fo:country="GB" officeooo:paragraph-rsid="002ed1f6" style:font-size-asian="10.5pt"/>
    </style:style>
    <style:style style:name="P15" style:family="paragraph" style:parent-style-name="Standard" style:list-style-name="L10">
      <style:text-properties fo:language="en" fo:country="GB" officeooo:paragraph-rsid="002efc73" style:font-size-asian="10.5pt"/>
    </style:style>
    <style:style style:name="P16" style:family="paragraph" style:parent-style-name="Standard">
      <style:text-properties fo:language="en" fo:country="GB" officeooo:paragraph-rsid="00189674"/>
    </style:style>
    <style:style style:name="P17" style:family="paragraph" style:parent-style-name="Standard" style:list-style-name="L1">
      <style:text-properties fo:language="en" fo:country="GB" officeooo:paragraph-rsid="00189674"/>
    </style:style>
    <style:style style:name="P18" style:family="paragraph" style:parent-style-name="Standard" style:list-style-name="L2">
      <style:text-properties fo:language="en" fo:country="GB" officeooo:paragraph-rsid="00189674"/>
    </style:style>
    <style:style style:name="P19" style:family="paragraph" style:parent-style-name="Standard">
      <style:text-properties fo:language="en" fo:country="GB" fo:font-weight="bold" officeooo:paragraph-rsid="00189674" style:font-size-asian="10.5pt" style:font-weight-asian="bold" style:font-weight-complex="bold"/>
    </style:style>
    <style:style style:name="P20" style:family="paragraph" style:parent-style-name="Standard">
      <style:text-properties fo:language="en" fo:country="GB" fo:font-weight="bold" officeooo:paragraph-rsid="001a3f19" style:font-size-asian="10.5pt" style:font-weight-asian="bold" style:font-weight-complex="bold"/>
    </style:style>
    <style:style style:name="P21" style:family="paragraph" style:parent-style-name="Standard">
      <style:text-properties fo:language="en" fo:country="GB" fo:font-weight="bold" officeooo:paragraph-rsid="002a8112" style:font-size-asian="10.5pt" style:font-weight-asian="bold" style:font-weight-complex="bold"/>
    </style:style>
    <style:style style:name="P22" style:family="paragraph" style:parent-style-name="Standard">
      <style:text-properties fo:language="en" fo:country="GB" fo:font-weight="bold" officeooo:paragraph-rsid="002e7164" style:font-size-asian="10.5pt" style:font-weight-asian="bold" style:font-weight-complex="bold"/>
    </style:style>
    <style:style style:name="P23" style:family="paragraph" style:parent-style-name="Standard">
      <style:text-properties fo:language="en" fo:country="GB" fo:font-weight="bold" officeooo:paragraph-rsid="002e80ef" style:font-size-asian="10.5pt" style:font-weight-asian="bold" style:font-weight-complex="bold"/>
    </style:style>
    <style:style style:name="P24" style:family="paragraph" style:parent-style-name="Standard">
      <style:text-properties fo:language="en" fo:country="GB" fo:font-weight="bold" officeooo:paragraph-rsid="002efc73" style:font-size-asian="10.5pt" style:font-weight-asian="bold" style:font-weight-complex="bold"/>
    </style:style>
    <style:style style:name="P25" style:family="paragraph" style:parent-style-name="Standard">
      <style:text-properties fo:language="en" fo:country="GB" fo:font-weight="bold" style:font-weight-asian="bold" style:font-weight-complex="bold"/>
    </style:style>
    <style:style style:name="P26" style:family="paragraph" style:parent-style-name="Standard">
      <style:text-properties fo:language="en" fo:country="GB" fo:font-weight="bold" officeooo:paragraph-rsid="002efc73" style:font-weight-asian="bold" style:font-weight-complex="bold"/>
    </style:style>
    <style:style style:name="P27" style:family="paragraph" style:parent-style-name="Standard">
      <style:text-properties fo:language="en" fo:country="GB" fo:font-weight="bold" officeooo:paragraph-rsid="001d5a06" fo:background-color="#e6e6ff" style:font-size-asian="10.5pt" style:font-weight-asian="bold" style:font-weight-complex="bold"/>
    </style:style>
    <style:style style:name="P28" style:family="paragraph" style:parent-style-name="Standard">
      <style:text-properties fo:language="en" fo:country="GB" fo:font-weight="bold" officeooo:paragraph-rsid="00189674" fo:background-color="#e6e6ff" style:font-size-asian="10.5pt" style:font-weight-asian="bold" style:font-weight-complex="bold"/>
    </style:style>
    <style:style style:name="P29" style:family="paragraph" style:parent-style-name="Standard" style:list-style-name="L10">
      <style:text-properties fo:language="en" fo:country="GB" officeooo:paragraph-rsid="00269801"/>
    </style:style>
    <style:style style:name="P30" style:family="paragraph" style:parent-style-name="Standard">
      <style:text-properties fo:language="en" fo:country="GB" officeooo:paragraph-rsid="00269801"/>
    </style:style>
    <style:style style:name="P31" style:family="paragraph" style:parent-style-name="Standard">
      <style:text-properties fo:language="en" fo:country="GB" officeooo:paragraph-rsid="0026af56"/>
    </style:style>
    <style:style style:name="P32" style:family="paragraph" style:parent-style-name="Standard">
      <style:text-properties fo:language="en" fo:country="GB" fo:font-weight="normal" officeooo:paragraph-rsid="00189674" style:font-weight-asian="normal" style:font-weight-complex="normal"/>
    </style:style>
    <style:style style:name="P33" style:family="paragraph" style:parent-style-name="Standard">
      <style:text-properties fo:language="en" fo:country="GB" fo:font-weight="normal" officeooo:paragraph-rsid="0026af56" style:font-weight-asian="normal" style:font-weight-complex="normal"/>
    </style:style>
    <style:style style:name="P34" style:family="paragraph" style:parent-style-name="Standard">
      <style:text-properties fo:language="en" fo:country="GB" fo:font-weight="normal" officeooo:paragraph-rsid="002ed1f6" style:font-size-asian="10.5pt" style:font-weight-asian="normal" style:font-weight-complex="normal"/>
    </style:style>
    <style:style style:name="P35" style:family="paragraph" style:parent-style-name="Standard">
      <style:text-properties fo:language="en" fo:country="GB" officeooo:paragraph-rsid="001fe818" fo:background-color="#e6e6ff" style:font-size-asian="10.5pt"/>
    </style:style>
    <style:style style:name="P36" style:family="paragraph" style:parent-style-name="Standard" style:list-style-name="L7">
      <style:text-properties fo:language="en" fo:country="GB" officeooo:paragraph-rsid="001fe818" fo:background-color="#e6e6ff" style:font-size-asian="10.5pt"/>
    </style:style>
    <style:style style:name="P37" style:family="paragraph" style:parent-style-name="Standard">
      <style:text-properties fo:language="en" fo:country="GB" officeooo:paragraph-rsid="002efc73"/>
    </style:style>
    <style:style style:name="P38" style:family="paragraph" style:parent-style-name="Standard">
      <style:text-properties officeooo:paragraph-rsid="002351dd"/>
    </style:style>
    <style:style style:name="P39" style:family="paragraph" style:parent-style-name="Standard">
      <style:text-properties fo:font-weight="bold" officeooo:paragraph-rsid="002351dd" style:font-weight-asian="bold" style:font-weight-complex="bold"/>
    </style:style>
    <style:style style:name="P40" style:family="paragraph" style:parent-style-name="Standard" style:list-style-name="L8">
      <style:text-properties officeooo:paragraph-rsid="002351dd"/>
    </style:style>
    <style:style style:name="P41" style:family="paragraph" style:parent-style-name="Standard" style:list-style-name="L9">
      <style:text-properties officeooo:paragraph-rsid="002351dd"/>
    </style:style>
    <style:style style:name="P42" style:family="paragraph" style:parent-style-name="Standard">
      <style:text-properties officeooo:paragraph-rsid="0026af56"/>
    </style:style>
    <style:style style:name="P43" style:family="paragraph" style:parent-style-name="Standard">
      <style:text-properties officeooo:paragraph-rsid="002af955"/>
    </style:style>
    <style:style style:name="P44" style:family="paragraph" style:parent-style-name="Standard">
      <style:text-properties officeooo:paragraph-rsid="002e80ef"/>
    </style:style>
    <style:style style:name="P45" style:family="paragraph" style:parent-style-name="Standard">
      <style:text-properties officeooo:paragraph-rsid="002c8f71"/>
    </style:style>
    <style:style style:name="P46" style:family="paragraph" style:parent-style-name="Standard">
      <style:text-properties officeooo:paragraph-rsid="002ed1f6"/>
    </style:style>
    <style:style style:name="P47" style:family="paragraph" style:parent-style-name="Standard">
      <style:paragraph-properties fo:break-before="page"/>
      <style:text-properties fo:language="en" fo:country="GB" fo:font-weight="bold" officeooo:paragraph-rsid="00189674" fo:background-color="#e6e6ff" style:font-size-asian="10.5pt" style:font-weight-asian="bold" style:font-weight-complex="bold"/>
    </style:style>
    <style:style style:name="P48" style:family="paragraph" style:parent-style-name="Text_20_body">
      <style:text-properties fo:language="en" fo:country="GB" officeooo:paragraph-rsid="00189674" style:font-size-asian="10.5pt"/>
    </style:style>
    <style:style style:name="P49" style:family="paragraph" style:parent-style-name="Text_20_body">
      <style:text-properties fo:language="en" fo:country="GB" officeooo:paragraph-rsid="002af955" style:font-size-asian="10.5pt"/>
    </style:style>
    <style:style style:name="P50" style:family="paragraph" style:parent-style-name="Table_20_Contents">
      <style:text-properties fo:language="en" fo:country="GB" officeooo:paragraph-rsid="001bef9d" style:font-size-asian="10.5pt"/>
    </style:style>
    <style:style style:name="P51" style:family="paragraph" style:parent-style-name="Table_20_Contents">
      <style:text-properties fo:language="en" fo:country="GB" officeooo:paragraph-rsid="001d4011" style:font-size-asian="10.5pt"/>
    </style:style>
    <style:style style:name="P52" style:family="paragraph" style:parent-style-name="Table_20_Contents">
      <style:text-properties fo:language="en" fo:country="GB" officeooo:paragraph-rsid="001d5a06" style:font-size-asian="10.5pt"/>
    </style:style>
    <style:style style:name="P53" style:family="paragraph" style:parent-style-name="Table_20_Contents">
      <style:text-properties fo:language="en" fo:country="GB" officeooo:paragraph-rsid="001fe818" style:font-size-asian="10.5pt"/>
    </style:style>
    <style:style style:name="P54" style:family="paragraph" style:parent-style-name="Table_20_Contents">
      <style:text-properties fo:language="en" fo:country="GB" officeooo:paragraph-rsid="002a8112" style:font-size-asian="10.5pt"/>
    </style:style>
    <style:style style:name="P55" style:family="paragraph" style:parent-style-name="Table_20_Contents">
      <style:text-properties fo:language="en" fo:country="GB" officeooo:paragraph-rsid="002e7164" style:font-size-asian="10.5pt"/>
    </style:style>
    <style:style style:name="P56" style:family="paragraph" style:parent-style-name="Table_20_Contents">
      <style:text-properties fo:language="en" fo:country="GB" officeooo:paragraph-rsid="001fe818" fo:background-color="#e6e6ff" style:font-size-asian="10.5pt"/>
    </style:style>
    <style:style style:name="P57" style:family="paragraph" style:parent-style-name="Table_20_Contents" style:list-style-name="L6">
      <style:text-properties fo:language="en" fo:country="GB" officeooo:paragraph-rsid="001fe818" fo:background-color="#e6e6ff" style:font-size-asian="10.5pt"/>
    </style:style>
    <style:style style:name="P58" style:family="paragraph" style:parent-style-name="Table_20_Contents">
      <style:text-properties fo:language="en" fo:country="GB" officeooo:paragraph-rsid="001d4011" fo:background-color="#e6e6ff" style:font-size-asian="10.5pt"/>
    </style:style>
    <style:style style:name="P59" style:family="paragraph" style:parent-style-name="Table_20_Contents">
      <style:text-properties fo:language="en" fo:country="GB" officeooo:paragraph-rsid="001d5a06" fo:background-color="#e6e6ff" style:font-size-asian="10.5pt"/>
    </style:style>
    <style:style style:name="P60" style:family="paragraph" style:parent-style-name="Table_20_Contents">
      <style:text-properties fo:language="en" fo:country="GB" officeooo:paragraph-rsid="00189674" fo:background-color="#e6e6ff" style:font-size-asian="10.5pt"/>
    </style:style>
    <style:style style:name="P61" style:family="paragraph" style:parent-style-name="Table_20_Contents">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9801" style:font-weight-asian="bold" style:font-weight-complex="bold"/>
    </style:style>
    <style:style style:name="T4" style:family="text">
      <style:text-properties fo:font-weight="bold" officeooo:rsid="0026af56" style:font-weight-asian="bold" style:font-weight-complex="bold"/>
    </style:style>
    <style:style style:name="T5" style:family="text">
      <style:text-properties fo:font-weight="bold" officeooo:rsid="00189674" style:font-size-asian="10.5pt" style:font-weight-asian="bold" style:font-weight-complex="bold"/>
    </style:style>
    <style:style style:name="T6" style:family="text">
      <style:text-properties fo:font-weight="bold" officeooo:rsid="0026af56"/>
    </style:style>
    <style:style style:name="T7" style:family="text">
      <style:text-properties officeooo:rsid="00189674"/>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ed1f6"/>
    </style:style>
    <style:style style:name="T11" style:family="text">
      <style:text-properties officeooo:rsid="001a3f19"/>
    </style:style>
    <style:style style:name="T12" style:family="text">
      <style:text-properties fo:language="en" fo:country="GB"/>
    </style:style>
    <style:style style:name="T13" style:family="text">
      <style:text-properties fo:language="en" fo:country="GB" officeooo:rsid="00231cf6"/>
    </style:style>
    <style:style style:name="T14" style:family="text">
      <style:text-properties fo:language="en" fo:country="GB" officeooo:rsid="002351dd"/>
    </style:style>
    <style:style style:name="T15" style:family="text">
      <style:text-properties fo:language="en" fo:country="GB" fo:font-weight="bold" officeooo:rsid="0026af56"/>
    </style:style>
    <style:style style:name="T16" style:family="text">
      <style:text-properties fo:language="en" fo:country="GB" officeooo:rsid="002e80ef" style:font-size-asian="10.5pt"/>
    </style:style>
    <style:style style:name="T17" style:family="text">
      <style:text-properties fo:language="en" fo:country="GB" style:text-underline-style="solid" style:text-underline-width="auto" style:text-underline-color="font-color" fo:font-weight="normal" officeooo:rsid="002ed1f6" style:font-size-asian="10.5pt" style:font-weight-asian="normal" style:font-weight-complex="normal"/>
    </style:style>
    <style:style style:name="T18" style:family="text">
      <style:text-properties officeooo:rsid="002351dd"/>
    </style:style>
    <style:style style:name="T19" style:family="text">
      <style:text-properties officeooo:rsid="00269801"/>
    </style:style>
    <style:style style:name="T20" style:family="text">
      <style:text-properties officeooo:rsid="0026af56"/>
    </style:style>
    <style:style style:name="T21" style:family="text">
      <style:text-properties officeooo:rsid="00280f32"/>
    </style:style>
    <style:style style:name="T22" style:family="text">
      <style:text-properties officeooo:rsid="00296c3a"/>
    </style:style>
    <style:style style:name="T23" style:family="text">
      <style:text-properties officeooo:rsid="002a8112"/>
    </style:style>
    <style:style style:name="T24" style:family="text">
      <style:text-properties officeooo:rsid="0020c4b9" fo:background-color="#e6e6ff"/>
    </style:style>
    <style:style style:name="T25" style:family="text">
      <style:text-properties officeooo:rsid="002af955"/>
    </style:style>
    <style:style style:name="T26" style:family="text">
      <style:text-properties officeooo:rsid="002c8f71"/>
    </style:style>
    <style:style style:name="T27" style:family="text">
      <style:text-properties officeooo:rsid="002e7164"/>
    </style:style>
    <style:style style:name="T28" style:family="text">
      <style:text-properties officeooo:rsid="002e80ef"/>
    </style:style>
    <style:style style:name="T29" style:family="text">
      <style:text-properties officeooo:rsid="002ed1f6"/>
    </style:style>
    <style:style style:name="T30" style:family="text">
      <style:text-properties fo:font-style="italic" style:text-underline-style="solid" style:text-underline-width="auto" style:text-underline-color="font-color" officeooo:rsid="002ed1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1. </text:span><text:span text:style-name="T8">A study is done to examine the association </text:span><text:span text:style-name="T2">between a mother’s education and risk of a congenital heart defect in her offspring.</text:span></text:p>
      <text:p text:style-name="P16"><text:span text:style-name="T8"/></text:p>
      <text:list xml:id="list719637980" text:style-name="L2">
        <text:list-item>
          <text:p text:style-name="P18"><text:span text:style-name="T8">The investigator enrolls a group of mothers of babies with birth defects and a group of mothers of babies without birth defects.</text:span></text:p>
        </text:list-item>
        <text:list-item>
          <text:p text:style-name="P18"><text:span text:style-name="T8">The mothers are then asked a series of questions about their education.</text:span></text:p>
        </text:list-item>
      </text:list>
      <text:p text:style-name="P16"><text:span text:style-name="T1"/></text:p>
      <text:p text:style-name="P42"><text:span text:style-name="T15">→ </text:span><text:span text:style-name="T6">Case-control study</text:span></text:p>
      <text:p text:style-name="P32"/>
      <text:p text:style-name="P33"><text:span text:style-name="T20">- Bildung vs. Krankheit</text:span></text:p>
      <text:p text:style-name="P33"><text:span text:style-name="T20">- Gegensätzliche Gruppen</text:span></text:p>
      <text:p text:style-name="P33"><text:span text:style-name="T20">- Fragebogen ausfüllen</text:span></text:p>
      <text:p text:style-name="P16"><text:span text:style-name="T1"/></text:p>
      <text:p text:style-name="P16"><text:span text:style-name="T1"/></text:p>
      <text:p text:style-name="P16"><text:span text:style-name="T1">2.</text:span> A study on the association of <text:span text:style-name="T2">coffee consumption and performance on a memory test</text:span> </text:p>
      <text:p text:style-name="P16"/>
      <text:list xml:id="list1569840606" text:style-name="L1">
        <text:list-item>
          <text:p text:style-name="P17"><text:span text:style-name="T7">randomly assigns </text:span>half of the enrolled subjects to drink coffee one hour before taking the memory test</text:p>
        </text:list-item>
        <text:list-item>
          <text:p text:style-name="P17">the other half to not drink coffee one hour before taking the memory test.</text:p>
        </text:list-item>
      </text:list>
      <text:p text:style-name="P16"><text:span text:style-name="T5"/></text:p>
      <text:p text:style-name="P16"><text:span text:style-name="T5">→ randomized clinical trial</text:span></text:p>
      <text:p text:style-name="P16"/>
      <text:p text:style-name="P31"><text:span text:style-name="T20">- Produkttest ob Kaffee gut für Denken ist</text:span></text:p>
      <text:p text:style-name="P31"><text:span text:style-name="T20">- Zufällig ausgewählte Leute (50/50)</text:span></text:p>
      <text:p text:style-name="P16"/>
      <text:p text:style-name="P16"/>
      <text:p text:style-name="P2"><text:span text:style-name="T1">3.</text:span> A study examining the association between <text:span text:style-name="T2">meat consumption and heart disease </text:span>compares</text:p>
      <text:list xml:id="list422602436" text:style-name="L3">
        <text:list-item>
          <text:p text:style-name="P3">the average number of kilograms of meat consumed per person </text:p>
        </text:list-item>
        <text:list-item>
          <text:p text:style-name="P3">for 50 different countries to the <text:span text:style-name="T9">incidence rate </text:span>of heart disease in the same 50 countries. </text:p>
        </text:list-item>
      </text:list>
      <text:p text:style-name="P2"/>
      <text:p text:style-name="P8"><text:span text:style-name="T21">- Essen vs. Krankheit</text:span></text:p>
      <text:p text:style-name="P8"><text:span text:style-name="T21">- Alle Personen werden auf das Essen hin überwacht</text:span></text:p>
      <text:p text:style-name="P9"><text:span text:style-name="T22">- Nicht individual </text:span><text:span text:style-name="T23">(average number)</text:span></text:p>
      <text:p text:style-name="P8"><text:span text:style-name="T21">- In 50 Ländern</text:span></text:p>
      <text:p text:style-name="P8"><text:span text:style-name="T21">- Häufigkeitsrate von Herz Attacke</text:span></text:p>
      <text:p text:style-name="P2"/>
      <text:p text:style-name="P21"><text:span text:style-name="T7">→ </text:span><text:span text:style-name="T24">ecological study</text:span></text:p>
      <text:p text:style-name="P2"/>
      <text:p text:style-name="P2"/>
      <text:p text:style-name="P2"><text:span text:style-name="T1">4.</text:span> An investigator <text:span text:style-name="T2">enrolls a group of healthy individuals and distributes questionnaires</text:span></text:p>
      <text:list xml:id="list628779909" text:style-name="L4">
        <text:list-item>
          <text:p text:style-name="P4">to collect information on sex and blood type.</text:p>
        </text:list-item>
        <text:list-item>
          <text:p text:style-name="P4">The investigator then examines the association between sex and blood type.</text:p>
        </text:list-item>
      </text:list>
      <text:p text:style-name="P2"/>
      <text:p text:style-name="P10"><text:span text:style-name="T23">- Eine Gruppe</text:span></text:p>
      <text:p text:style-name="P10"><text:span text:style-name="T23">- Individuals</text:span></text:p>
      <text:p text:style-name="P6"><text:span text:style-name="T19">- Sind noch gesund</text:span></text:p>
      <text:p text:style-name="P6"><text:span text:style-name="T19">- Informationen über 2 parameter</text:span></text:p>
      <text:p text:style-name="P6"><text:span text:style-name="T19">- Es wird auch nur über diese Parameter geforscht. </text:span><text:span text:style-name="T23">(Zusammenhang)</text:span></text:p>
      <text:p text:style-name="P2"/>
      <text:p text:style-name="P26">cross-sectional study</text:p>
      <text:p text:style-name="P37">Cross-sectional studies therefore provide a <text:span text:style-name="T9">snapshot of the frequency of a disease</text:span> or other health related characteristics in a population <text:span text:style-name="T9">at a given point in time</text:span>. This methodology can be used to <text:soft-page-break/>assess the burden of disease or health needs of a population, for example, and is therefore particularly useful in informing the planning and allocation of health resources.</text:p>
      <text:list xml:id="list1248110045" text:style-name="L10">
        <text:list-item>
          <text:p text:style-name="P15"><text:span text:style-name="T19">measured simultaneously in a given population</text:span></text:p>
        </text:list-item>
      </text:list>
      <text:p text:style-name="P54"/>
      <text:p text:style-name="P6"><text:span text:style-name="T19">→ </text:span><text:span text:style-name="T3">cross-sectional study???</text:span></text:p>
      <text:p text:style-name="P7"><text:span text:style-name="T4">→ oder wieder </text:span><text:span text:style-name="T3">case series????</text:span></text:p>
      <text:p text:style-name="P6"><text:span text:style-name="T19"/></text:p>
      <text:p text:style-name="P2"><text:span text:style-name="T1">5.</text:span> A study describes a <text:span text:style-name="T2">group of hospital patients</text:span> all of</text:p>
      <text:list xml:id="list1517777977" text:style-name="L5">
        <text:list-item>
          <text:p text:style-name="P5">whom suffer from migraine with aura and </text:p>
        </text:list-item>
        <text:list-item>
          <text:p text:style-name="P5">experienced an ischemic stroke.</text:p>
        </text:list-item>
      </text:list>
      <text:p text:style-name="P2"/>
      <text:p text:style-name="P10"><text:span text:style-name="T19">-Eine Gruppe</text:span></text:p>
      <text:p text:style-name="P6"><text:span text:style-name="T19">- Sind bereits krank</text:span></text:p>
      <text:p text:style-name="P6"><text:span text:style-name="T19">-Zeit unabhängig</text:span></text:p>
      <text:p text:style-name="P6"><text:span text:style-name="T19">-Alle die selbe Krankheit (mehrere Zusammenhänge)</text:span></text:p>
      <text:p text:style-name="P6"/>
      <text:p text:style-name="P21"><text:span text:style-name="T23">→ </text:span>case series</text:p>
      <text:p text:style-name="P54"/>
      <text:p text:style-name="P54"/>
      <text:p text:style-name="P48"><text:span text:style-name="T1">6.</text:span> A study recruits a <text:span text:style-name="T9">group of college graduates</text:span>. At the <text:span text:style-name="T9">time of recruitment</text:span>, participants provide a <text:span text:style-name="T9">blood sample</text:span> that is immediately stored and they complete <text:span text:style-name="T9">a questionnaire</text:span> about lifestyle behaviors. The participants are followed over time to see who <text:span text:style-name="T9">develops Parkinson’s Disease.</text:span> Two studies are performed. Classify each study.</text:p>
      <text:p text:style-name="Standard"/>
      <text:p text:style-name="Standard">- A group of people</text:p>
      <text:p text:style-name="Standard">- Zu einen bestimmten Zeitpunkt </text:p>
      <text:p text:style-name="Standard">- Blut test und Fragebogen zu Verhaltensweisen</text:p>
      <text:p text:style-name="P43"><text:span text:style-name="T25">- Werden über der Zeit begleitet</text:span></text:p>
      <text:p text:style-name="P43"><text:span text:style-name="T25">- Zwei Studien werden durchgeführt</text:span></text:p>
      <text:p text:style-name="P49"><text:span text:style-name="T25"/></text:p>
      <text:p text:style-name="P2">a) In one study, the researchers compare people reporting regular physical activity to those who are sedentary. </text:p>
      <text:p text:style-name="P2"/>
      <text:p text:style-name="P14"><text:span text:style-name="T29">→ Durchgehend</text:span></text:p>
      <text:p text:style-name="P12"><text:span text:style-name="T26">- aktiv vs lahm</text:span></text:p>
      <text:p text:style-name="P12"><text:span text:style-name="T26">- wird öfters durchgeführt</text:span></text:p>
      <text:p text:style-name="P34"><text:span text:style-name="T29">- </text:span><text:span text:style-name="T10">Parkinson’s Disease wurde entwickelt</text:span></text:p>
      <text:p text:style-name="P46"><text:span text:style-name="T17">- </text:span><text:span text:style-name="T30">Intra</text:span><text:span text:style-name="T10">-Kohortenvergleich</text:span></text:p>
      <text:p text:style-name="P2"/>
      <text:p text:style-name="P24"><text:span text:style-name="T27">→ </text:span>prospective cohort study</text:p>
      <text:p text:style-name="P2"/>
      <text:p text:style-name="P2"/>
      <text:p text:style-name="P2">b) In another study, the stored blood sample for each <text:span text:style-name="T9">case is compared to the blood sample for a non-case </text:span>that was alive and at risk on the day that the case was diagnosed with Parkinson's disease. The blood samples are analyzed to see if serum levels of Vitamin D are associated with the risk of developing Parkinson’s disease.</text:p>
      <text:p text:style-name="P2"/>
      <text:p text:style-name="P14"><text:span text:style-name="T29">→ Einmalig</text:span></text:p>
      <text:p text:style-name="P12"><text:span text:style-name="T26">- Sobald Parkinson werden die Blutproben verglichen</text:span></text:p>
      <text:p text:style-name="P12"><text:span text:style-name="T26">- Hat Parkinson etwas mit Vitamin D zu tun?</text:span></text:p>
      <text:p text:style-name="P12"/>
      <text:p text:style-name="P2"><text:soft-page-break/></text:p>
      <text:p text:style-name="P2"><text:span text:style-name="T1">7.</text:span> A researcher uses a <text:span text:style-name="T2">database of medical records to identify a group of retired factory workers</text:span>. He reviews each person’s medical records to follow their factory exposures over time and see which of these subjects has developed skin cancer in the past 25 years.</text:p>
      <text:p text:style-name="P2"/>
      <text:p text:style-name="P11"><text:span text:style-name="T25">- Individual People</text:span></text:p>
      <text:p text:style-name="P11"><text:span text:style-name="T25">- One Group of People</text:span></text:p>
      <text:p text:style-name="P11"><text:span text:style-name="T25">- Zeitabhängig (letzten 25 Jahren)</text:span></text:p>
      <text:p text:style-name="P11"><text:span text:style-name="T25">- Eine bestimmte Krankheit entwickelt haben</text:span></text:p>
      <text:p text:style-name="P2"/>
      <text:p text:style-name="P20"><text:span text:style-name="T11">→ </text:span>retrospective cohort study</text:p>
      <text:p text:style-name="P19"/>
      <text:p text:style-name="P47"><text:bookmark text:name="ctl21_lblTermName"/>randomized clinical trial</text:p>
      <text:p text:style-name="P35">A study in which the participants are </text:p>
      <text:list xml:id="list1285346985" text:style-name="L7">
        <text:list-item>
          <text:p text:style-name="P36">assigned by <text:span text:style-name="T9">chance to separate groups that compare different treatments;</text:span> </text:p>
        </text:list-item>
        <text:list-item>
          <text:p text:style-name="P36">neither the researchers nor the participants can choose which group. Using chance to assign people to groups means that the <text:span text:style-name="T9">groups will be similar</text:span> and that the treatments they receive can be compared objectively. </text:p>
        </text:list-item>
      </text:list>
      <text:p text:style-name="P35">At the time of the trial, it is not known which treatment is best. It is the patient's choice to be in a randomized trial. </text:p>
      <text:p text:style-name="P2"/>
      <text:p text:style-name="P2"/>
      <text:p text:style-name="P28"><text:bookmark text:name="ctl21_lblTermName1"/>retrospective cohort study</text:p>
      <text:p text:style-name="P60">A research study in which the <text:span text:style-name="T9">medical records of groups</text:span> of individuals who are alike in many ways <text:span text:style-name="T9">but differ by a certain characteristic </text:span>(for example, female nurses who smoke and those who do not smoke) are compared for a particular outcome (such as lung cancer). Also called historic cohort study. </text:p>
      <text:p text:style-name="P2"/>
      <text:p text:style-name="P19"><text:bookmark text:name="ctl21_lblTermName2"/>prospective cohort study</text:p>
      <text:p text:style-name="P50">A research study that <text:span text:style-name="T9">follows over time groups </text:span>of individuals <text:span text:style-name="T9">who are alike in many ways but differ by a certain characteristic </text:span>(for example, female nurses who smoke and those who do not smoke) and compares them for a particular outcome (such as lung cancer). </text:p>
      <text:p text:style-name="P2"/>
      <text:p text:style-name="P28"><text:bookmark text:name="ctl21_lblTermName3"/>ecological study</text:p>
      <text:p text:style-name="P58">A study that compares <text:span text:style-name="T9">large groups of people instead of individuals</text:span> for differences in things such as cancer rates. The groups can differ by location (for example, city, county, or country). They can also differ by time (a few days, years, or decades). Groups can be immigrants (compared with people who are native to the country) or people with different types of jobs. The Surveillance, Epidemiology, and End Results (SEER) Program conducts ecological studies to collect information on cancer rates over time in certain parts of the United States. Also called ecologic study. </text:p>
      <text:p text:style-name="P51"/>
      <text:p text:style-name="P27"><text:bookmark text:name="ctl21_lblTermName5"/>case series</text:p>
      <text:p text:style-name="P59">A group or series of case reports involving patients who were given <text:span text:style-name="T9">similar treatment.</text:span> Reports of case series usually contain detailed information about the <text:span text:style-name="T9">individual patients</text:span>. This includes demographic information (for example, age, gender, ethnic origin) and information on diagnosis, treatment, response to treatment, and follow-up after treatment. </text:p>
      <text:p text:style-name="P52"/>
      <text:p text:style-name="P27"><text:bookmark text:name="ctl21_lblTermName6"/>case-control study</text:p>
      <text:p text:style-name="P56">A study that <text:span text:style-name="T9">compares two groups of people:</text:span> </text:p>
      <text:list xml:id="list1027105308" text:style-name="L6">
        <text:list-item>
          <text:p text:style-name="P57">those <text:span text:style-name="T9">with the disease</text:span> or condition under study (cases) and </text:p>
        </text:list-item>
        <text:list-item>
          <text:p text:style-name="P57">a very similar group of people <text:span text:style-name="T9">who do not have the disease</text:span> or condition (controls). </text:p>
        </text:list-item>
      </text:list>
      <text:p text:style-name="P56"/>
      <text:p text:style-name="P56">Researchers study the medical and lifestyle histories of the people in each group to learn what factors may be associated with the disease or condition. For example, one group may have been exposed to a particular substance that the other was not. Also called retrospective study. </text:p>
      <text:p text:style-name="P53"/>
      <text:p text:style-name="P61"><text:span text:style-name="T13">C</text:span><text:span text:style-name="T12">ase cohort studies –</text:span><text:span text:style-name="T14"> All by random</text:span></text:p>
      <text:p text:style-name="Table_20_Contents"><text:span text:style-name="T12"><text:s/>Case cohort studies are a very suitable design when disease incidence is high. They provide a direct estimate of the risk ratio. They are not suited when exposure changes over time (if exposure is measured at the beginning of a follow up period and differs from the overall exposure experience during the entire study period).</text:span></text:p>
      <text:list xml:id="list1366699023" text:style-name="L9">
        <text:list-item>
          <text:p text:style-name="P41"><text:span text:style-name="T12">aus einer laufenden Kohorten-Studie werden alle Fälle genommen und Kontrollen zufällig gezogen</text:span></text:p>
        </text:list-item>
      </text:list>
      <text:p text:style-name="Table_20_Contents"><text:span text:style-name="T12"/></text:p>
      <text:p text:style-name="P39"><text:soft-page-break/><text:span text:style-name="T12">nested case control study –</text:span><text:span text:style-name="T14"> Special by random</text:span></text:p>
      <text:p text:style-name="P38"><text:span text:style-name="T12">Eingebettete Fall –</text:span> Kontroll - Studie (nested case control study ): </text:p>
      <text:list xml:id="list264245191" text:style-name="L8">
        <text:list-item>
          <text:p text:style-name="P40">aus einer laufenden Kohorten - Studie werden Fälle und Kontrollen (zufällig) gezoge<text:span text:style-name="T18">n</text:span></text:p>
        </text:list-item>
      </text:list>
      <text:p text:style-name="P1"/>
      <text:p text:style-name="P25">cross-sectional study</text:p>
      <text:p text:style-name="P1">Cross-sectional studies therefore provide a <text:span text:style-name="T9">snapshot of the frequency of a disease</text:span> or other health related characteristics in a population <text:span text:style-name="T9">at a given point in time</text:span>. This methodology can be used to assess the burden of disease or health needs of a population, for example, and is therefore particularly useful in informing the planning and allocation of health resources.</text:p>
      <text:list xml:id="list424127967" text:continue-list="list1248110045" text:style-name="L10">
        <text:list-item>
          <text:p text:style-name="P29"><text:bookmark text:name="contentBody"/><text:span text:style-name="T19">measured simultaneously in a given population</text:span></text:p>
        </text:list-item>
      </text:list>
      <text:p text:style-name="P30"><text:span text:style-name="T19"/></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ans-serif"/>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Ludwig</meta:initial-creator>
    <meta:creation-date>2013-01-20T18:44:58</meta:creation-date>
    <dc:date>2013-01-20T23:59:25</dc:date>
    <dc:creator>Thomas Ludwig</dc:creator>
    <meta:editing-duration>PT5H3M1S</meta:editing-duration>
    <meta:editing-cycles>18</meta:editing-cycles>
    <meta:generator>LibreOffice/4.0$Linux_X86_64 LibreOffice_project/400m0$Build-1</meta:generator>
    <meta:document-statistic meta:table-count="0" meta:image-count="0" meta:object-count="0" meta:page-count="5" meta:paragraph-count="93" meta:word-count="1226" meta:character-count="7493" meta:non-whitespace-character-count="6355"/>
  </office:meta>
</office:document-meta>
</file>